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officeooo:rsid="000024ac" officeooo:paragraph-rsid="000024ac"/>
    </style:style>
    <style:style style:name="P2" style:family="paragraph" style:parent-style-name="Standard">
      <style:text-properties style:font-name="Consolas" officeooo:rsid="000024ac" officeooo:paragraph-rsid="000024ac"/>
    </style:style>
    <style:style style:name="P3" style:family="paragraph" style:parent-style-name="Standard">
      <style:text-properties fo:color="#000000" style:font-name="Consolas" fo:font-size="10pt" officeooo:rsid="000024ac" officeooo:paragraph-rsid="000024ac" style:font-size-asian="10pt" style:font-size-complex="10pt"/>
    </style:style>
    <style:style style:name="T1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3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4" style:family="text">
      <style:text-properties fo:color="#75715e" fo:font-size="10pt" fo:font-style="normal" fo:font-weight="bold" style:font-size-asian="10pt" style:font-style-asian="normal" style:font-weight-asian="bold"/>
    </style:style>
    <style:style style:name="T5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6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7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9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11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6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17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20" style:family="text">
      <style:text-properties fo:color="#fda5ff" fo:font-size="10pt" fo:font-style="italic" fo:font-weight="bold" style:font-size-asian="10pt" style:font-style-asian="italic" style:font-weight-asian="bold"/>
    </style:style>
    <style:style style:name="T21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23" style:family="text">
      <style:text-properties fo:font-size="10pt" fo:font-style="normal" fo:font-weight="normal" style:font-size-asian="10pt" style:font-style-asian="normal" style:font-weight-asian="normal"/>
    </style:style>
    <style:style style:name="T24" style:family="text">
      <style:text-properties fo:font-size="10pt" fo:font-style="normal" fo:font-weight="normal" style:font-size-asian="10pt" style:font-style-asian="normal" style:font-weight-asian="normal"/>
    </style:style>
    <style:style style:name="T25" style:family="text">
      <style:text-properties fo:font-size="10pt" fo:font-style="normal" fo:font-weight="normal" style:font-size-asian="10pt" style:font-style-asian="normal" style:font-weight-asian="normal"/>
    </style:style>
    <style:style style:name="T26" style:family="text">
      <style:text-properties fo:font-size="10pt" fo:font-style="normal" fo:font-weight="normal" style:font-size-asian="10pt" style:font-style-asian="normal" style:font-weight-asian="normal"/>
    </style:style>
    <style:style style:name="T27" style:family="text">
      <style:text-properties fo:font-size="10pt" fo:font-style="normal" fo:font-weight="normal" style:font-size-asian="10pt" style:font-style-asian="normal" style:font-weight-asian="normal"/>
    </style:style>
    <style:style style:name="T28" style:family="text">
      <style:text-properties fo:font-size="10pt" fo:font-style="normal" fo:font-weight="normal" style:font-size-asian="10pt" style:font-style-asian="normal" style:font-weight-asian="normal"/>
    </style:style>
    <style:style style:name="T29" style:family="text">
      <style:text-properties fo:font-size="10pt" fo:font-style="normal" fo:font-weight="normal" style:font-size-asian="10pt" style:font-style-asian="normal" style:font-weight-asian="normal"/>
    </style:style>
    <style:style style:name="T30" style:family="text">
      <style:text-properties fo:font-size="10pt" fo:font-style="normal" fo:font-weight="normal" style:font-size-asian="10pt" style:font-style-asian="normal" style:font-weight-asian="normal"/>
    </style:style>
    <style:style style:name="T31" style:family="text">
      <style:text-properties fo:font-size="10pt" fo:font-style="normal" fo:font-weight="bold" style:font-size-asian="10pt" style:font-style-asian="normal" style:font-weight-asian="bold"/>
    </style:style>
    <style:style style:name="T32" style:family="text">
      <style:text-properties fo:font-size="10pt" fo:font-style="italic" fo:font-weight="normal" style:font-size-asian="10pt" style:font-style-asian="italic" style:font-weight-asian="normal"/>
    </style:style>
    <style:style style:name="T33" style:family="text">
      <style:text-properties fo:font-size="10pt" fo:font-style="italic" fo:font-weight="bold" style:font-size-asian="10pt" style:font-style-asian="italic" style:font-weight-asian="bold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fo:font-style="normal" fo:font-weight="normal" style:font-style-asian="normal" style:font-weight-asian="normal"/>
    </style:style>
    <style:style style:name="T37" style:family="text">
      <style:text-properties fo:font-style="normal" fo:font-weight="normal" style:font-style-asian="normal" style:font-weight-asian="normal"/>
    </style:style>
    <style:style style:name="T38" style:family="text">
      <style:text-properties fo:font-style="normal" fo:font-weight="normal" style:font-style-asian="normal" style:font-weight-asian="normal"/>
    </style:style>
    <style:style style:name="T39" style:family="text">
      <style:text-properties fo:font-style="normal" fo:font-weight="normal" style:font-style-asian="normal" style:font-weight-asian="normal"/>
    </style:style>
    <style:style style:name="T40" style:family="text">
      <style:text-properties fo:font-style="normal" fo:font-weight="normal" style:font-style-asian="normal" style:font-weight-asian="normal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fo:font-weight="bold" style:font-style-asian="normal" style:font-weight-asian="bold"/>
    </style:style>
    <style:style style:name="T43" style:family="text">
      <style:text-properties fo:font-style="italic" fo:font-weight="normal" style:font-style-asian="italic" style:font-weight-asian="normal"/>
    </style:style>
    <style:style style:name="T44" style:family="text">
      <style:text-properties fo:font-style="italic" fo:font-weight="bold" style:font-style-asian="italic" style:font-weight-asian="bold"/>
    </style:style>
    <style:style style:name="T45" style:family="text">
      <style:text-properties fo:color="#000000" fo:font-size="10pt" style:font-size-asian="10pt" style:font-size-complex="10pt"/>
    </style:style>
    <style:style style:name="T46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47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48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49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50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51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53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54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T55" style:family="text">
      <style:text-properties fo:color="#000000" fo:font-size="10pt" fo:font-style="italic" fo:font-weight="normal" style:font-size-asian="10pt" style:font-style-asian="italic" style:font-weight-asian="normal" style:font-size-complex="10pt"/>
    </style:style>
    <style:style style:name="T56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: (La web me da wrong answer pero yo lo he probado y da el resultado que pide)</text:p>
      <text:p text:style-name="P2"><text:span text:style-name="T45"><text:line-break/></text:span><text:span text:style-name="T46">package </text:span><text:span text:style-name="T46">ejercicio3</text:span><text:span text:style-name="T46">;</text:span><text:span text:style-name="T45"><text:line-break/><text:line-break/></text:span><text:span text:style-name="T46">import </text:span><text:span text:style-name="T46">java.util.ArrayList</text:span><text:span text:style-name="T46">;</text:span><text:span text:style-name="T45"><text:line-break/></text:span><text:span text:style-name="T46">import </text:span><text:span text:style-name="T46">java.util.Collection</text:span><text:span text:style-name="T46">;</text:span><text:span text:style-name="T45"><text:line-break/></text:span><text:span text:style-name="T46">import </text:span><text:span text:style-name="T46">java.util.Scanner</text:span><text:span text:style-name="T46">;</text:span><text:span text:style-name="T45"><text:line-break/><text:line-break/></text:span><text:span text:style-name="T46">public class </text:span><text:span text:style-name="T46">Ejercicio3 {</text:span><text:span text:style-name="T45"><text:line-break/><text:line-break/></text:span><text:span text:style-name="T46"> <text:s text:c="3"/></text:span><text:span text:style-name="T46">public static void </text:span><text:span text:style-name="T46">main</text:span><text:span text:style-name="T46">(String[] </text:span><text:span text:style-name="T55">args</text:span><text:span text:style-name="T46">) {</text:span><text:span text:style-name="T45"><text:line-break/></text:span><text:span text:style-name="T46"> <text:s text:c="7"/></text:span><text:span text:style-name="T46">int </text:span><text:span text:style-name="T46">numCasos</text:span><text:span text:style-name="T46">;</text:span><text:span text:style-name="T45"><text:line-break/></text:span><text:span text:style-name="T46"> <text:s text:c="7"/></text:span><text:span text:style-name="T46">String gusta </text:span><text:span text:style-name="T46">= </text:span><text:span text:style-name="T46">""</text:span><text:span text:style-name="T46">;</text:span><text:span text:style-name="T45"><text:line-break/></text:span><text:span text:style-name="T46"> <text:s text:c="7"/></text:span><text:span text:style-name="T46">String ingrediente </text:span><text:span text:style-name="T46">= </text:span><text:span text:style-name="T46">""</text:span><text:span text:style-name="T46">;</text:span><text:span text:style-name="T45"><text:line-break/></text:span><text:span text:style-name="T46"> <text:s text:c="7"/></text:span><text:span text:style-name="T46">Collection</text:span><text:span text:style-name="T46">&lt;</text:span><text:span text:style-name="T46">String</text:span><text:span text:style-name="T46">&gt; </text:span><text:span text:style-name="T46">ingredientesBuenos </text:span><text:span text:style-name="T46">= new </text:span><text:span text:style-name="T46">ArrayList</text:span><text:span text:style-name="T46">&lt;&gt;</text:span><text:span text:style-name="T46">()</text:span><text:span text:style-name="T46">;</text:span><text:span text:style-name="T45"><text:line-break/></text:span><text:span text:style-name="T46"> <text:s text:c="7"/></text:span><text:span text:style-name="T46">Collection</text:span><text:span text:style-name="T46">&lt;</text:span><text:span text:style-name="T46">String</text:span><text:span text:style-name="T46">&gt; </text:span><text:span text:style-name="T46">ingredientesMalos </text:span><text:span text:style-name="T46">= new </text:span><text:span text:style-name="T46">ArrayList</text:span><text:span text:style-name="T46">&lt;&gt;</text:span><text:span text:style-name="T46">()</text:span><text:span text:style-name="T46">;</text:span><text:span text:style-name="T45"><text:line-break/></text:span><text:span text:style-name="T46"> <text:s text:c="7"/></text:span><text:span text:style-name="T46">Scanner teclado </text:span><text:span text:style-name="T46">= new </text:span><text:span text:style-name="T46">Scanner</text:span><text:span text:style-name="T46">(System.</text:span><text:span text:style-name="T56">in</text:span><text:span text:style-name="T46">)</text:span><text:span text:style-name="T46">;</text:span><text:span text:style-name="T45"><text:line-break/><text:line-break/></text:span><text:span text:style-name="T46"> <text:s text:c="7"/></text:span><text:span text:style-name="T46">numCasos </text:span><text:span text:style-name="T46">= </text:span><text:span text:style-name="T46">teclado.</text:span><text:span text:style-name="T46">nextInt</text:span><text:span text:style-name="T46">()</text:span><text:span text:style-name="T46">;</text:span><text:span text:style-name="T45"><text:line-break/><text:line-break/></text:span><text:span text:style-name="T46"> <text:s text:c="7"/></text:span><text:span text:style-name="T46">while </text:span><text:span text:style-name="T46">(numCasos </text:span><text:span text:style-name="T46">!= </text:span><text:span text:style-name="T46">0</text:span><text:span text:style-name="T46">) {</text:span><text:span text:style-name="T45"><text:line-break/></text:span><text:span text:style-name="T46"> <text:s text:c="11"/></text:span><text:span text:style-name="T46">for </text:span><text:span text:style-name="T46">(</text:span><text:span text:style-name="T46">int </text:span><text:span text:style-name="T46">i </text:span><text:span text:style-name="T46">= </text:span><text:span text:style-name="T46">0</text:span><text:span text:style-name="T46">; </text:span><text:span text:style-name="T46">i </text:span><text:span text:style-name="T46">&lt; </text:span><text:span text:style-name="T46">numCasos</text:span><text:span text:style-name="T46">; </text:span><text:span text:style-name="T46">i</text:span><text:span text:style-name="T46">++</text:span><text:span text:style-name="T46">) {</text:span><text:span text:style-name="T45"><text:line-break/></text:span><text:span text:style-name="T46"> <text:s text:c="15"/>gusta </text:span><text:span text:style-name="T46">= </text:span><text:span text:style-name="T46">teclado.</text:span><text:span text:style-name="T46">next</text:span><text:span text:style-name="T46">()</text:span><text:span text:style-name="T46">;</text:span><text:span text:style-name="T45"><text:line-break/></text:span><text:span text:style-name="T46"> <text:s text:c="15"/></text:span><text:span text:style-name="T46">ingrediente </text:span><text:span text:style-name="T46">= </text:span><text:span text:style-name="T46">teclado.</text:span><text:span text:style-name="T46">next</text:span><text:span text:style-name="T46">()</text:span><text:span text:style-name="T46">;</text:span><text:span text:style-name="T45"><text:line-break/><text:line-break/></text:span><text:span text:style-name="T46"> <text:s text:c="15"/></text:span><text:span text:style-name="T46">while </text:span><text:span text:style-name="T46">(</text:span><text:span text:style-name="T46">!</text:span><text:span text:style-name="T46">ingrediente.</text:span><text:span text:style-name="T46">equals</text:span><text:span text:style-name="T46">(</text:span><text:span text:style-name="T46">"FIN"</text:span><text:span text:style-name="T46">)) {</text:span><text:span text:style-name="T45"><text:line-break/></text:span><text:span text:style-name="T46"> <text:s text:c="19"/></text:span><text:span text:style-name="T46">if </text:span><text:span text:style-name="T46">(gusta.</text:span><text:span text:style-name="T46">equals</text:span><text:span text:style-name="T46">(</text:span><text:span text:style-name="T46">"SI:"</text:span><text:span text:style-name="T46">)) {</text:span><text:span text:style-name="T45"><text:line-break/></text:span><text:span text:style-name="T46"> <text:s text:c="23"/>ingredientesBuenos.</text:span><text:span text:style-name="T46">add</text:span><text:span text:style-name="T46">(ingrediente)</text:span><text:span text:style-name="T46">;</text:span><text:span text:style-name="T45"><text:line-break/></text:span><text:span text:style-name="T46"> <text:s text:c="19"/></text:span><text:span text:style-name="T46">} </text:span><text:span text:style-name="T46">else </text:span><text:span text:style-name="T46">{</text:span><text:span text:style-name="T45"><text:line-break/></text:span><text:span text:style-name="T46"> <text:s text:c="23"/>ingredientesMalos.</text:span><text:span text:style-name="T46">add</text:span><text:span text:style-name="T46">(ingrediente)</text:span><text:span text:style-name="T46">;</text:span><text:span text:style-name="T45"><text:line-break/></text:span><text:span text:style-name="T46"> <text:s text:c="19"/></text:span><text:span text:style-name="T46">}</text:span><text:span text:style-name="T45"><text:line-break/><text:line-break/></text:span><text:span text:style-name="T46"> <text:s text:c="19"/>ingrediente </text:span><text:span text:style-name="T46">= </text:span><text:span text:style-name="T46">teclado.</text:span><text:span text:style-name="T46">next</text:span><text:span text:style-name="T46">()</text:span><text:span text:style-name="T46">;</text:span><text:span text:style-name="T45"><text:line-break/></text:span><text:span text:style-name="T46"> <text:s text:c="15"/></text:span><text:span text:style-name="T46">}</text:span><text:span text:style-name="T45"><text:line-break/></text:span><text:span text:style-name="T46"> <text:s text:c="11"/>}</text:span><text:span text:style-name="T45"><text:line-break/><text:line-break/></text:span><text:span text:style-name="T46"> <text:s text:c="11"/>ingredientesMalos.</text:span><text:span text:style-name="T46">removeAll</text:span><text:span text:style-name="T46">(ingredientesBuenos)</text:span><text:span text:style-name="T46">;</text:span><text:span text:style-name="T45"><text:line-break/></text:span><text:span text:style-name="T46"> <text:s text:c="11"/></text:span><text:span text:style-name="T46">for</text:span><text:span text:style-name="T46">(</text:span><text:span text:style-name="T46">int </text:span><text:span text:style-name="T46">i </text:span><text:span text:style-name="T46">= </text:span><text:span text:style-name="T46">0</text:span><text:span text:style-name="T46">; </text:span><text:span text:style-name="T46">i </text:span><text:span text:style-name="T46">&lt; </text:span><text:span text:style-name="T46">ingredientesMalos.</text:span><text:span text:style-name="T46">size</text:span><text:span text:style-name="T46">()</text:span><text:span text:style-name="T46">; </text:span><text:span text:style-name="T46">i</text:span><text:span text:style-name="T46">++</text:span><text:span text:style-name="T46">){</text:span><text:span text:style-name="T45"><text:line-break/></text:span><text:span text:style-name="T46"> <text:s text:c="15"/></text:span><text:span text:style-name="T46">if</text:span><text:span text:style-name="T46">(i </text:span><text:span text:style-name="T46">== </text:span><text:span text:style-name="T46">ingredientesMalos.</text:span><text:span text:style-name="T46">size</text:span><text:span text:style-name="T46">() </text:span><text:span text:style-name="T46">- </text:span><text:span text:style-name="T46">1</text:span><text:span text:style-name="T46">){</text:span><text:span text:style-name="T45"><text:line-break/></text:span><text:span text:style-name="T46"> <text:s text:c="19"/>System.</text:span><text:span text:style-name="T56">out</text:span><text:span text:style-name="T46">.</text:span><text:span text:style-name="T46">print</text:span><text:span text:style-name="T46">(((ArrayList</text:span><text:span text:style-name="T46">&lt;</text:span><text:span text:style-name="T46">String</text:span><text:span text:style-name="T46">&gt;</text:span><text:span text:style-name="T46">) ingredientesMalos).</text:span><text:span text:style-name="T46">get</text:span><text:span text:style-name="T46">(i))</text:span><text:span text:style-name="T46">;</text:span><text:span text:style-name="T45"><text:line-break/></text:span><text:span text:style-name="T46"> <text:s text:c="15"/></text:span><text:span text:style-name="T46">} </text:span><text:span text:style-name="T46">else </text:span><text:span text:style-name="T46">{</text:span><text:span text:style-name="T45"><text:line-break/></text:span><text:span text:style-name="T46"> <text:s text:c="19"/>System.</text:span><text:span text:style-name="T56">out</text:span><text:span text:style-name="T46">.</text:span><text:span text:style-name="T46">print</text:span><text:span text:style-name="T46">(((ArrayList</text:span><text:span text:style-name="T46">&lt;</text:span><text:span text:style-name="T46">String</text:span><text:span text:style-name="T46">&gt;</text:span><text:span text:style-name="T46">) ingredientesMalos).</text:span><text:span text:style-name="T46">get</text:span><text:span text:style-name="T46">(i) </text:span><text:span text:style-name="T46">+ </text:span><text:span text:style-name="T46">" "</text:span><text:span text:style-name="T46">)</text:span><text:span text:style-name="T46">;</text:span><text:span text:style-name="T45"><text:line-break/></text:span><text:span text:style-name="T46"> <text:s text:c="15"/></text:span><text:span text:style-name="T46">}</text:span><text:span text:style-name="T45"><text:line-break/></text:span><text:span text:style-name="T46"> <text:s text:c="11"/>}</text:span><text:span text:style-name="T45"><text:line-break/><text:line-break/></text:span><text:span text:style-name="T46"> <text:s text:c="11"/>ingredientesBuenos.</text:span><text:span text:style-name="T46">clear</text:span><text:span text:style-name="T46">()</text:span><text:span text:style-name="T46">;</text:span><text:span text:style-name="T45"><text:line-break/></text:span><text:span text:style-name="T46"> <text:s text:c="11"/></text:span><text:span text:style-name="T46">ingredientesMalos.</text:span><text:span text:style-name="T46">clear</text:span><text:span text:style-name="T46">()</text:span><text:span text:style-name="T46">;</text:span><text:span text:style-name="T45"><text:line-break/></text:span><text:span text:style-name="T46"> <text:s text:c="11"/></text:span><text:span text:style-name="T46">System.</text:span><text:span text:style-name="T56">out</text:span><text:span text:style-name="T46">.</text:span><text:span text:style-name="T46">println</text:span><text:span text:style-name="T46">()</text:span><text:span text:style-name="T46">;</text:span><text:span text:style-name="T45"><text:line-break/></text:span><text:span text:style-name="T46"> <text:s text:c="11"/></text:span><text:span text:style-name="T46">numCasos </text:span><text:span text:style-name="T46">= </text:span><text:span text:style-name="T46">teclado.</text:span><text:span text:style-name="T46">nextInt</text:span><text:span text:style-name="T46">()</text:span><text:span text:style-name="T46">;</text:span><text:span text:style-name="T45"><text:line-break/></text:span><text:span text:style-name="T46"> <text:s text:c="7"/></text:span><text:span text:style-name="T46">}</text:span><text:span text:style-name="T45"><text:line-break/></text:span><text:span text:style-name="T46"> <text:s text:c="3"/>}</text:span><text:span text:style-name="T45"><text:line-break/></text:span><text:span text:style-name="T46">}</text:span><text:span text:style-name="T45"><text:line-break/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5-04T11:46:15.092000000</dc:date>
    <meta:editing-duration>PT1M12S</meta:editing-duration>
    <meta:editing-cycles>1</meta:editing-cycles>
    <meta:document-statistic meta:table-count="0" meta:image-count="0" meta:object-count="0" meta:page-count="1" meta:paragraph-count="2" meta:word-count="138" meta:character-count="1684" meta:non-whitespace-character-count="1069"/>
  </office:meta>
</office:document-meta>
</file>